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8.7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6cm" fo:min-width="2.65cm"/>
    </style:style>
    <style:style style:name="gr6" style:family="graphic" style:parent-style-name="standard">
      <style:graphic-properties draw:textarea-horizontal-align="justify" draw:textarea-vertical-align="middle" draw:auto-grow-height="false" fo:min-height="4.45cm" fo:min-width="4.4cm"/>
    </style:style>
    <style:style style:name="gr7" style:family="graphic" style:parent-style-name="standard">
      <style:graphic-properties draw:textarea-horizontal-align="justify" draw:textarea-vertical-align="middle" draw:auto-grow-height="false" fo:min-height="2.572cm" fo:min-width="3.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cm" svg:height="3.4cm" svg:x="2.3cm" svg:y="4.3cm">
          <text:p text:style-name="P1">FLOW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5cm" svg:height="3.4cm" svg:x="2.4cm" svg:y="9.9cm">
          <text:p text:style-name="P1">ULTRASONIC 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8cm" svg:y1="6cm" svg:x2="11.596cm" svg:y2="8.501cm" draw:start-shape="id1" svg:d="M7800 6000h2149v2501h1647" svg:viewBox="0 0 3797 2502">
          <text:p/>
        </draw:connector>
        <draw:connector draw:style-name="gr2" draw:text-style-name="P1" draw:layer="layout" svg:x1="7.9cm" svg:y1="11.6cm" svg:x2="11.596cm" svg:y2="9.064cm" draw:start-shape="id2" svg:d="M7900 11600h2099v-2536h1597" svg:viewBox="0 0 3697 2537">
          <text:p/>
        </draw:connector>
        <draw:custom-shape draw:style-name="gr3" draw:text-style-name="P1" draw:layer="layout" svg:width="6cm" svg:height="9cm" svg:x="11.5cm" svg:y="4.2cm">
          <text:p text:style-name="P1">MICRO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5cm" svg:y1="13.2cm" svg:x2="14.5cm" svg:y2="16.2cm">
          <text:p/>
        </draw:line>
        <draw:custom-shape draw:style-name="gr5" draw:text-style-name="P1" xml:id="id3" draw:id="id3" draw:layer="layout" svg:width="6.3cm" svg:height="5.7cm" svg:x="11.3cm" svg:y="15.8cm">
          <text:p text:style-name="P1">THINGSBOA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" draw:id="id4" draw:layer="layout" svg:width="4.9cm" svg:height="4.7cm" svg:x="3.6cm" svg:y="17.5cm">
          <text:p text:style-name="P1">FREEDOM </text:p>
          <text:p text:style-name="P1">BOX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cm" svg:y1="22.351cm" svg:x2="6cm" svg:y2="24.751cm">
          <text:p/>
        </draw:line>
        <draw:custom-shape draw:style-name="gr7" draw:text-style-name="P1" draw:layer="layout" svg:width="4.6cm" svg:height="4cm" svg:x="3.7cm" svg:y="24.6cm">
          <text:p text:style-name="P1">DEVIC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1.3cm" svg:y1="18.65cm" svg:x2="8.5cm" svg:y2="19.85cm" draw:start-shape="id3" draw:start-glue-point="5" draw:end-shape="id4" svg:d="M11300 18650h-1400v1200h-1400" svg:viewBox="0 0 280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0T14:20:53.943259756</meta:creation-date>
    <dc:date>2019-07-20T14:36:44.344339037</dc:date>
    <meta:editing-duration>PT5M1S</meta:editing-duration>
    <meta:editing-cycles>1</meta:editing-cycles>
    <meta:document-statistic meta:object-count="11"/>
    <meta:generator>LibreOffice/5.2.7.2$Linux_X86_64 LibreOffice_project/20m0$Build-2</meta:generator>
  </office:meta>
</office:document-meta>
</file>